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48fa1" officeooo:paragraph-rsid="00048fa1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48fa1" fo:background-color="transparent" loext:char-shading-value="0"/>
    </style:style>
    <style:style style:name="T3" style:family="text">
      <style:text-properties style:font-name="Times New Roman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8fa1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officeooo:rsid="00048fa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81471437798451551" text:style-name="L1">
        <text:list-header>
          <text:p text:style-name="P5"><text:bookmark text:name="docs-internal-guid-4b51744d-0452-87e2-0775-f1c1fc9a156c"/>Escreva expressões regulares para cada um dos cenários abaixo</text:p>
          <text:list>
            <text:list-item>
              <text:p text:style-name="P8"><text:span text:style-name="T1">palavras sobre o alfabeto </text:span><text:span text:style-name="T3">{a,b,c}</text:span><text:span text:style-name="T1"> onde o primeiro </text:span><text:span text:style-name="T3">a</text:span><text:span text:style-name="T1"> precede o primeiro </text:span><text:span text:style-name="T3">b</text:span></text:p>
            </text:list-item>
            <text:list-item>
              <text:p text:style-name="P8"><text:span text:style-name="T1">palavras sobre o alfabeto </text:span><text:span text:style-name="T3">{a,b,c}</text:span><text:span text:style-name="T1"> com número par de símbolos </text:span><text:span text:style-name="T3">a</text:span></text:p>
            </text:list-item>
            <text:list-item>
              <text:p text:style-name="P5">números binários múltiplos de quatro</text:p>
            </text:list-item>
            <text:list-item>
              <text:p text:style-name="P5">números binários maiores que 101001</text:p>
            </text:list-item>
            <text:list-item>
              <text:p text:style-name="P8"><text:span text:style-name="T1">palavras sobre o alfabeto </text:span><text:span text:style-name="T3">{a,b,c}</text:span><text:span text:style-name="T1"> que não tem tem a subpalavra </text:span><text:span text:style-name="T3">baa</text:span></text:p>
            </text:list-item>
            <text:list-item>
              <text:p text:style-name="P5">Números de ponto flutuante, por exemplo 3.1415, -3e4, +1.0e-5, .567e+8 (ao usar ‘.’ um dígito decimal é obrigatório)</text:p>
            </text:list-item>
            <text:list-item>
              <text:p text:style-name="P8"><text:span text:style-name="T1">Palavras com letras minúsculas sobre o alfabeto </text:span><text:span text:style-name="T3">[a-z]</text:span><text:span text:style-name="T1"> que tenham as cinco vogais em ordem (cada vogal aparece apenas uma vez). Exemplo: </text:span><text:span text:style-name="T3">zfaehipojksuj</text:span></text:p>
            </text:list-item>
            <text:list-item>
              <text:p text:style-name="P8"><text:span text:style-name="T1">Palavras com letras minúsculas sobre o alfabeto </text:span><text:span text:style-name="T3">[a-z]</text:span><text:span text:style-name="T1"> onde as letras estão em ordem alfabética. Exemplos: </text:span><text:span text:style-name="T3">afhmnqsyz</text:span><text:span text:style-name="T1">, </text:span><text:span text:style-name="T3">abcdz</text:span><text:span text:style-name="T1">, </text:span><text:span text:style-name="T3">dgky</text:span><text:span text:style-name="T1">, … Contra-exemplo: </text:span><text:span text:style-name="T3">bdeaz</text:span></text:p>
            </text:list-item>
          </text:list>
        </text:list-header>
      </text:list>
      <text:p text:style-name="P2"><text:span text:style-name="T4"><text:tab/> <text:s text:c="6"/></text:span><text:span text:style-name="T5">9, </text:span><text:span text:style-name="T4">Considerando o alfabeto </text:span><text:span text:style-name="T8">{a,b}</text:span><text:span text:style-name="T4">, defina uma expressão regular que gera palavras <text:tab/><text:tab/>contendo apenas um </text:span><text:span text:style-name="T8">a</text:span><text:span text:style-name="T9"> </text:span><text:span text:style-name="T4">e pelo menos um </text:span><text:span text:style-name="T8">b</text:span><text:span text:style-name="T4">. </text:span></text:p>
      <text:p text:style-name="P2"><text:span text:style-name="T4"/></text:p>
      <text:p text:style-name="P1"><text:bookmark text:name="docs-internal-guid-4b51744d-0453-165c-f961-28934efd1397"/>Dê uma descrição textual para as expressões regulares abaixo: </text:p>
      <text:list xml:id="list4436758732678934808" text:style-name="L2">
        <text:list-item>
          <text:list>
            <text:list-item>
              <text:p text:style-name="P6">(10)*(01)*(00|11)*</text:p>
            </text:list-item>
            <text:list-item>
              <text:p text:style-name="P6">a(a|b)*a</text:p>
            </text:list-item>
            <text:list-item>
              <text:p text:style-name="P6">(a|b)*a(a|b)(a|b)</text:p>
            </text:list-item>
          </text:list>
        </text:list-item>
      </text:list>
      <text:p text:style-name="P9"><text:span text:style-name="T4"/></text:p>
      <text:p text:style-name="P9"><text:span text:style-name="T4">Para cada linguagem descrita abaixo, justifique breve e informalmente a impossibilidade de escrevermos uma expressão regular para defini-las:</text:span></text:p>
      <text:p text:style-name="P7"><text:span text:style-name="T1"><text:tab/></text:span><text:span text:style-name="T2">1.</text:span><text:span text:style-name="T1">palavras sobre o alfabeto </text:span><text:span text:style-name="T3">{a,b}</text:span><text:span text:style-name="T1"> onde existem mais símbolos </text:span><text:span text:style-name="T3">a</text:span><text:span text:style-name="T1"> que símbolos </text:span><text:span text:style-name="T3">b</text:span></text:p>
      <text:p text:style-name="P7"><text:span text:style-name="T1"><text:tab/></text:span><text:span text:style-name="T2">2.</text:span><text:span text:style-name="T1">palavras sobre o alfabeto </text:span><text:span text:style-name="T3">{a,b}</text:span><text:span text:style-name="T1"> que são palíndromos</text:span></text:p>
      <text:p text:style-name="P4"><text:tab/><text:span text:style-name="T10">3.</text:span>programas Java sintaticamente corretos</text:p>
      <text:p text:style-name="P4"><text:span text:style-name="T10"><text:tab/>4.</text:span>P → (P) | ε</text:p>
      <text:p text:style-name="P2"><text:span text:style-name="T4"/></text:p>
      <text:p text:style-name="P2"><text:span text:style-name="T4"/></text:p>
      <text:p text:style-name="P3"><text:span text:style-name="T4">Escreva uma Expressão regular que reconheça comentários numa linguagem que comentários começam com /* e terminam com */ </text:span><text:span text:style-name="T7">, e entre isso pode ter {a,/,b,c,</text:span><text:span text:style-name="T6">*}.</text:span></text:p>
      <text:p text:style-name="Text_20_body"><text:span text:style-name="T4"/></text:p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0:37:31.865013350</meta:creation-date>
    <dc:date>2018-04-26T20:41:37.579144134</dc:date>
    <meta:editing-duration>PT4M6S</meta:editing-duration>
    <meta:editing-cycles>1</meta:editing-cycles>
    <meta:document-statistic meta:table-count="0" meta:image-count="0" meta:object-count="0" meta:page-count="1" meta:paragraph-count="20" meta:word-count="235" meta:character-count="1492" meta:non-whitespace-character-count="1272"/>
    <meta:generator>LibreOffice/5.1.6.2$Linux_X86_64 LibreOffice_project/10m0$Build-2</meta:generator>
  </office:meta>
</office:document-meta>
</file>